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3" svg:font-family="Arial" style:font-family-generic="swis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margin-left="0in" fo:margin-right="0in" fo:text-indent="0in" style:auto-text-indent="false"/>
    </style:style>
    <style:style style:name="P3" style:family="paragraph" style:parent-style-name="Standard" style:list-style-name="WWNum2">
      <style:paragraph-properties fo:margin-left="0.5in" fo:margin-right="0in" fo:text-indent="-0.25in" style:auto-text-indent="false"/>
    </style:style>
    <style:style style:name="P4" style:family="paragraph" style:parent-style-name="Standard" style:list-style-name="WWNum4">
      <style:paragraph-properties fo:margin-left="0.5in" fo:margin-right="0in" fo:text-indent="-0.25in" style:auto-text-indent="false"/>
    </style:style>
    <style:style style:name="P5" style:family="paragraph" style:parent-style-name="Standard" style:list-style-name="WWNum3">
      <style:paragraph-properties fo:margin-left="0.5in" fo:margin-right="0in" fo:text-indent="-0.25in" style:auto-text-indent="false"/>
    </style:style>
    <style:style style:name="P6" style:family="paragraph" style:parent-style-name="Standard" style:list-style-name="WWNum1">
      <style:paragraph-properties fo:margin-left="0.5in" fo:margin-right="0in" fo:text-indent="-0.25in" style:auto-text-indent="false"/>
    </style:style>
    <style:style style:name="P7" style:family="paragraph" style:parent-style-name="Standard" style:list-style-name="WWNum5">
      <style:paragraph-properties fo:margin-left="0.5in" fo:margin-right="0in" fo:text-indent="-0.25in" style:auto-text-indent="false"/>
    </style:style>
    <style:style style:name="P8" style:family="paragraph" style:parent-style-name="Standard">
      <style:paragraph-properties fo:margin-left="0in" fo:margin-right="0in" fo:text-indent="0.5in" style:auto-text-indent="false"/>
    </style:style>
    <style:style style:name="P9" style:family="paragraph" style:parent-style-name="Standard">
      <style:paragraph-properties fo:margin-left="0.5in" fo:margin-right="0in" fo:text-indent="0in" style:auto-text-indent="false"/>
    </style:style>
    <style:style style:name="P10" style:family="paragraph" style:parent-style-name="Standard" style:master-page-name="Standard">
      <style:paragraph-properties fo:text-align="start" style:justify-single-word="false" style:page-number="auto"/>
    </style:style>
    <style:style style:name="T1" style:family="text">
      <style:text-properties fo:font-size="18pt" fo:font-weight="bold" style:font-size-asian="18pt" style:font-weight-asian="bold" style:font-size-complex="18pt"/>
    </style:style>
    <style:style style:name="T2" style:family="text">
      <style:text-properties fo:font-weight="bold" style:font-weight-asian="bold"/>
    </style:style>
    <style:style style:name="T3" style:family="text">
      <style:text-properties style:text-underline-style="none"/>
    </style:style>
    <style:style style:name="T4" style:family="text">
      <style:text-properties style:text-underline-style="solid" style:text-underline-width="auto" style:text-underline-color="font-color"/>
    </style:style>
    <style:style style:name="T5"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ext:p text:style-name="P1"><text:span text:style-name="T1">Sprint 1 Plan</text:span></text:p>
      <text:p text:style-name="P1"/>
      <text:p text:style-name="Standard"><text:span text:style-name="T2">Project:</text:span> VR Game Project</text:p>
      <text:p text:style-name="Standard"><text:span text:style-name="T2">Team Name</text:span>: VR Game Project Team</text:p>
      <text:p text:style-name="P2"><text:span text:style-name="T2">Team Members: </text:span>Geoffrey Herz (PO), Gabriel Larwood, Shant Cancik, Shaoyuan Liang, Henry Tran</text:p>
      <text:p text:style-name="Standard"><text:span text:style-name="T2">Sprint Completion Date</text:span>: Monday, October 17th <text:s/></text:p>
      <text:p text:style-name="Standard"/>
      <text:p text:style-name="Standard">-------------------------------------------------------------------------------------------------------------------------------</text:p>
      <text:p text:style-name="Standard"/>
      <text:p text:style-name="Standard"><text:span text:style-name="T2">Goal</text:span>: The goals of this sprint are to both get everyone in the group prepared with the developer skills needed for VR development and also to finalize the decision for what time of game this project will be.</text:p>
      <text:p text:style-name="Standard"/>
      <text:p text:style-name="Standard"><text:span text:style-name="T2">User Story 1</text:span> {As a developer, I want to learn the programming language C# so that I can prepare to work in the Unity game engine environment}</text:p>
      <text:list xml:id="list2159047212930971838" text:style-name="WWNum2">
        <text:list-item>
          <text:p text:style-name="P3">Watch team selected Udemy tutorial (3 hours)</text:p>
        </text:list-item>
        <text:list-item>
          <text:p text:style-name="P3">Review and practice skills (2 hours)</text:p>
        </text:list-item>
      </text:list>
      <text:p text:style-name="Standard"><text:tab/><text:span text:style-name="T4">Total User Story Time</text:span>: 5 hours</text:p>
      <text:p text:style-name="Standard"><text:line-break/><text:span text:style-name="T2">User Story 2</text:span> {As a developer, I want to learn how to use the Unity game engine so that I can prepare to build a video game}</text:p>
      <text:list xml:id="list8717857624969352348" text:style-name="WWNum4">
        <text:list-item>
          <text:p text:style-name="P4">Watch team selected Udemy tutorials (2 hours)</text:p>
        </text:list-item>
        <text:list-item>
          <text:p text:style-name="P4">Play around in the environment (2 hours)</text:p>
        </text:list-item>
      </text:list>
      <text:p text:style-name="Standard"><text:tab/><text:span text:style-name="T4">Total User Story Time</text:span>: 4 hours</text:p>
      <text:p text:style-name="Standard"><text:tab/></text:p>
      <text:p text:style-name="Standard"><text:line-break/><text:span text:style-name="T2">User Story 3</text:span> {As a developer, I want to learn 3D object modeling so that I can prepare myself for developing in a VR environment</text:p>
      <text:list xml:id="list1496458909399969674" text:style-name="WWNum3">
        <text:list-item>
          <text:p text:style-name="P5">Build Basketball Shooting and Road Crossing game following a group selected tutorial (4 hours) </text:p>
        </text:list-item>
        <text:list-item>
          <text:p text:style-name="P5">Watch team selected Udemy tutorials (2 hours)</text:p>
        </text:list-item>
      </text:list>
      <text:p text:style-name="P8"><text:span text:style-name="T4">Total User Story Time</text:span>: 6 hours</text:p>
      <text:p text:style-name="Standard"/>
      <text:p text:style-name="Standard"><text:span text:style-name="T2">User Story 4</text:span> {As a developer, I want to tour the UCSC virtual reality lab so that I can further develop ideas for the project}</text:p>
      <text:list xml:id="list4681374148590081574" text:style-name="WWNum1">
        <text:list-item>
          <text:p text:style-name="P6">Tour the UCSC Virtual Reality Lab on 10/7/16 at 12pm (1 hour)</text:p>
        </text:list-item>
      </text:list>
      <text:p text:style-name="Standard"><text:tab/><text:span text:style-name="T4">Total User Story Time</text:span>: 1 hour</text:p>
      <text:p text:style-name="Standard"><text:line-break/><text:span text:style-name="T2">User Story 5</text:span> {As a developer, I want to finalize a decision on the VR game that will be built so that development can begin}</text:p>
      <text:list xml:id="list3001789132096959155" text:style-name="WWNum5">
        <text:list-item>
          <text:p text:style-name="P7">Meet with group and choose a game idea for the project (1 hour)</text:p>
        </text:list-item>
      </text:list>
      <text:p text:style-name="P8"><text:span text:style-name="T4">Total User Story Time</text:span>: 1 hour</text:p>
      <text:p text:style-name="P8"><text:soft-page-break/></text:p>
      <text:p text:style-name="P8"/>
      <text:p text:style-name="P2"><text:span text:style-name="T2">Team Roles</text:span>: Geoffrey Herz ……………………………….(Developer)</text:p>
      <text:p text:style-name="P9"><text:s text:c="10"/>Gabriel Larwood …………………………….(Developer)</text:p>
      <text:p text:style-name="P9"><text:s text:c="10"/>Shant Cancik ………………………………..(Developer)</text:p>
      <text:p text:style-name="P9"><text:s text:c="10"/>Shaoyuan Liang …………………………….(Developer)</text:p>
      <text:p text:style-name="P9"><text:s text:c="10"/>Henry Tran …………………………………..(Developer)</text:p>
      <text:p text:style-name="P2"><text:span text:style-name="T2">Scrum Master: </text:span><text:span text:style-name="T5">Geoffrey Herz &amp; Gabriel Larwoo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3" svg:font-family="Arial" style:font-family-generic="swis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fo:text-align="start" style:text-autospace="ideograph-alpha" style:line-break="strict" style:writing-mode="lr-tb" style:font-independent-line-spacing="false">
        <style:tab-stops/>
      </style:paragraph-properties>
      <style:text-properties fo:color="#000000" style:text-line-through-style="none" style:text-position="0% 100%" fo:font-size="11pt" fo:language="en" fo:country="US" fo:font-style="normal" style:text-underline-style="none" fo:font-weight="normal" style:font-size-asian="11pt" style:language-asian="zh" style:country-asian="CN" style:font-style-asian="normal" style:font-weight-asian="normal" style:font-size-complex="11pt" style:language-complex="hi" style:country-complex="IN"/>
    </style:default-style>
    <style:default-style style:family="paragraph">
      <style:paragraph-properties fo:margin-left="0in" fo:margin-right="0in" fo:margin-top="0in" fo:margin-bottom="0in"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page"/>
      <style:text-properties fo:font-variant="normal" fo:text-transform="none" fo:color="#000000" style:text-line-through-style="none" style:text-position="0% 100%" style:font-name="Arial" fo:font-size="11pt" fo:language="en" fo:country="US" fo:font-style="normal" style:text-underline-style="none" fo:font-weight="normal" style:font-name-asian="Arial2" style:font-size-asian="11pt" style:language-asian="zh" style:country-asian="CN" style:font-style-asian="normal" style:font-weight-asian="normal"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normal" style:family="paragraph" style:default-outline-level="" style:list-style-name="">
      <style:paragraph-properties fo:orphans="2" fo:widows="2" style:writing-mode="lr-tb"/>
      <style:text-properties style:use-window-font-color="true"/>
    </style:style>
    <style:style style:name="Heading_20_1" style:display-name="Heading 1" style:family="paragraph" style:parent-style-name="normal" style:next-style-name="Text_20_body" style:default-outline-level="1" style:list-style-name="" style:class="text">
      <style:paragraph-properties fo:margin-top="0.278in" fo:margin-bottom="0.0835in" fo:line-height="100%" fo:keep-together="always" fo:keep-with-next="always"/>
      <style:text-properties fo:font-size="20pt" style:font-size-asian="20pt" style:font-size-complex="20pt"/>
    </style:style>
    <style:style style:name="Heading_20_2" style:display-name="Heading 2" style:family="paragraph" style:parent-style-name="normal" style:next-style-name="Text_20_body" style:default-outline-level="2" style:list-style-name="" style:class="text">
      <style:paragraph-properties fo:margin-top="0.25in" fo:margin-bottom="0.0835in"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Text_20_body" style:default-outline-level="3" style:list-style-name="" style:class="text">
      <style:paragraph-properties fo:margin-top="0.222in" fo:margin-bottom="0.0555in"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Text_20_body" style:default-outline-level="4" style:list-style-name="" style:class="text">
      <style:paragraph-properties fo:margin-top="0.1945in" fo:margin-bottom="0.0555in"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Text_20_body" style:default-outline-level="5" style:list-style-name="" style:class="text">
      <style:paragraph-properties fo:margin-top="0.1665in" fo:margin-bottom="0.0555in"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Text_20_body" style:default-outline-level="6" style:list-style-name="" style:class="text">
      <style:paragraph-properties fo:margin-top="0.1665in" fo:margin-bottom="0.0555in"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ubtitle" style:default-outline-level="" style:list-style-name="" style:class="chapter">
      <style:paragraph-properties fo:margin-top="0in" fo:margin-bottom="0.0417in" fo:line-height="100%" fo:text-align="start" style:justify-single-word="false" fo:keep-together="always" fo:keep-with-next="always"/>
      <style:text-properties fo:font-size="26pt" fo:font-weight="bold" style:font-size-asian="26pt" style:font-weight-asian="bold" style:font-size-complex="26pt" style:font-weight-complex="bold"/>
    </style:style>
    <style:style style:name="Subtitle" style:family="paragraph" style:parent-style-name="normal" style:next-style-name="Text_20_body" style:default-outline-level="" style:list-style-name="" style:class="chapter">
      <style:paragraph-properties fo:margin-top="0in" fo:margin-bottom="0.222in" fo:line-height="100%" fo:text-align="start" style:justify-single-word="false" fo:keep-together="always" fo:keep-with-next="always"/>
      <style:text-properties fo:color="#666666" style:font-name="Arial" fo:font-size="15pt" fo:font-style="normal" style:font-name-asian="Arial2" style:font-size-asian="15pt" style:font-style-asian="normal" style:font-name-complex="Arial2" style:font-size-complex="15pt" style:font-style-complex="italic"/>
    </style:style>
    <style:style style:name="ListLabel_20_1" style:display-name="ListLabel 1"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document-statistic meta:table-count="0" meta:image-count="0" meta:object-count="0" meta:page-count="2" meta:paragraph-count="32" meta:word-count="335" meta:character-count="2060"/>
    <dc:date>2016-11-22T23:44:48.42</dc:date>
    <meta:generator>OpenOffice/4.1.2$Win32 OpenOffice.org_project/412m3$Build-9782</meta:generator>
  </office:meta>
</office:document-meta>
</file>